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053cm" svg:stroke-color="#ffffff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c9211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draw:fill="none" fo:min-height="0.363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3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4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8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5" style:family="graphic" style:parent-style-name="objectwithoutfill">
      <style:graphic-properties svg:stroke-width="0.035cm" svg:stroke-color="#ffffff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4.513cm" fo:min-width="2.993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4.461cm" fo:min-width="2.941cm" fo:padding-top="0.151cm" fo:padding-bottom="0.151cm" fo:padding-left="0.276cm" fo:padding-right="0.276cm"/>
      <style:paragraph-properties style:writing-mode="lr-tb"/>
    </style:style>
    <style:style style:name="gr18" style:family="graphic" style:parent-style-name="objectwithoutfill">
      <style:graphic-properties svg:stroke-width="0.053cm" svg:stroke-color="#ffffff" draw:marker-start-width="0.279cm" draw:marker-end="Arrowheads_20_2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9" style:family="graphic" style:parent-style-name="objectwithoutfill">
      <style:graphic-properties svg:stroke-width="0.053cm" svg:stroke-color="#ffffff" draw:marker-start-width="0.279cm" draw:marker-end="Arrowheads_20_4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0" style:family="graphic" style:parent-style-name="objectwithoutfill">
      <style:graphic-properties svg:stroke-width="0.053cm" svg:stroke-color="#ffffff" draw:marker-start-width="0.2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fo:min-height="1.424cm"/>
      <style:paragraph-properties style:writing-mode="lr-tb"/>
    </style:style>
    <style:style style:name="gr22" style:family="graphic" style:parent-style-name="standard">
      <style:graphic-properties draw:stroke="none" draw:fill="none" fo:min-height="2.1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c9211e" loext:opacity="100%" fo:font-size="14pt" style:font-size-asian="14pt" style:font-size-complex="14pt"/>
    </style:style>
    <style:style style:name="P3" style:family="paragraph">
      <style:text-properties fo:color="#ffffff" loext:opacity="100%"/>
    </style:style>
    <style:style style:name="P4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color="#c9211e" loext:opacity="100%" fo:font-size="12pt" style:font-size-asian="12pt" style:font-size-complex="12pt"/>
    </style:style>
    <style:style style:name="P7" style:family="paragraph">
      <loext:graphic-properties draw:fill="none"/>
      <style:text-properties fo:color="#ffffff" loext:opacity="100%"/>
    </style:style>
    <style:style style:name="P8" style:family="paragraph">
      <style:paragraph-properties fo:margin-left="0cm" fo:margin-right="0cm" fo:margin-top="0cm" fo:margin-bottom="0cm" fo:line-height="100%" fo:text-indent="0cm"/>
      <style:text-properties fo:color="#ea7500" loext:opacity="100%" fo:font-size="16pt" style:font-size-asian="12pt" style:font-size-complex="12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ea7500" loext:opacity="100%" fo:font-size="16pt" style:font-size-asian="12pt" style:font-size-complex="12pt"/>
    </style:style>
    <style:style style:name="P10" style:family="paragraph">
      <loext:graphic-properties draw:fill="none"/>
      <style:paragraph-properties fo:text-align="center"/>
      <style:text-properties fo:color="#ea7500" loext:opacity="100%"/>
    </style:style>
    <style:style style:name="P11" style:family="paragraph">
      <style:paragraph-properties fo:text-align="end"/>
      <style:text-properties fo:color="#ffffff" loext:opacity="100%"/>
    </style:style>
    <style:style style:name="P12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P13" style:family="paragraph">
      <loext:graphic-properties draw:fill="none" draw:fill-color="#ffffff"/>
    </style:style>
    <style:style style:name="P14" style:family="paragraph">
      <style:text-properties fo:color="#ea7500" loext:opacity="100%"/>
    </style:style>
    <style:style style:name="P15" style:family="paragraph">
      <loext:graphic-properties draw:fill="none" draw:fill-color="#ffffff"/>
      <style:text-properties fo:color="#ea7500" loext:opacity="100%"/>
    </style:style>
    <style:style style:name="P16" style:family="paragraph">
      <style:paragraph-properties fo:text-align="center"/>
    </style:style>
    <style:style style:name="P17" style:family="paragraph">
      <loext:graphic-properties draw:fill="none"/>
    </style:style>
    <style:style style:name="T1" style:family="text">
      <style:text-properties fo:color="#c9211e" loext:opacity="100%" fo:font-size="14pt" style:font-size-asian="14pt" style:font-size-complex="14pt"/>
    </style:style>
    <style:style style:name="T2" style:family="text">
      <style:text-properties fo:color="#ffffff" loext:opacity="100%" fo:font-size="14pt" style:font-size-asian="14pt" style:font-size-complex="14pt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c9211e" loext:opacity="100%" style:text-position="33% 58%" fo:font-size="12pt" style:font-size-asian="12pt" style:font-size-complex="12pt"/>
    </style:style>
    <style:style style:name="T5" style:family="text">
      <style:text-properties fo:color="#ffffff" loext:opacity="100%" fo:font-size="12pt" style:font-size-asian="12pt" style:font-size-complex="12pt"/>
    </style:style>
    <style:style style:name="T6" style:family="text">
      <style:text-properties fo:color="#ffffff" loext:opacity="100%" style:text-position="33% 58%" fo:font-size="12pt" style:font-size-asian="12pt" style:font-size-complex="12pt"/>
    </style:style>
    <style:style style:name="T7" style:family="text">
      <style:text-properties fo:font-variant="normal" fo:text-transform="none" fo:color="#ea7500" loext:opacity="10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ea7500" loext:opacity="100%" style:text-outline="false" style:text-line-through-style="none" style:text-line-through-type="none" style:text-position="33% 58%" style:font-name="Liberation Sans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33% 58%"/>
    </style:style>
    <style:style style:name="T10" style:family="text">
      <style:text-properties style:text-position="0% 100%"/>
    </style:style>
    <style:style style:name="T11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57cm" svg:y1="6.842cm" svg:x2="6.937cm" svg:y2="6.842cm">
          <text:p/>
        </draw:line>
        <draw:line draw:style-name="gr1" draw:text-style-name="P1" draw:layer="layout" svg:x1="1.857cm" svg:y1="6.842cm" svg:x2="1.857cm" svg:y2="1.762cm">
          <text:p/>
        </draw:line>
        <draw:path draw:style-name="gr2" draw:text-style-name="P1" draw:layer="layout" svg:width="4.761cm" svg:height="3.174cm" svg:x="1.857cm" svg:y="2.08cm" svg:viewBox="0 0 4762 3175" svg:d="M0 3175c1587 0 4762-3175 4762-3175">
          <text:p/>
        </draw:path>
        <draw:path draw:style-name="gr2" draw:text-style-name="P1" draw:layer="layout" svg:width="4.761cm" svg:height="2.47cm" svg:x="1.858cm" svg:y="3.985cm" svg:viewBox="0 0 4762 2471" svg:d="M0 2471c1587 0 4762-2471 4762-2471">
          <text:p/>
        </draw:path>
        <draw:path draw:style-name="gr3" draw:text-style-name="P1" draw:layer="layout" svg:width="2.557cm" svg:height="3.945cm" draw:transform="skewX (0.068940505453776) rotate (-0.751015177133161) translate (4.74891778194338cm 1.28635513699785cm)" svg:viewBox="0 0 2558 3946" svg:d="M0 3946c1861 0 2558-3946 2558-3946">
          <text:p/>
        </draw:path>
        <draw:frame draw:style-name="gr4" draw:text-style-name="P2" draw:layer="layout" svg:width="1.222cm" svg:height="0.806cm" svg:x="6.51cm" svg:y="2.681cm">
          <draw:text-box>
            <text:p><text:span text:style-name="T1">f(</text:span><text:span text:style-name="T1">x)</text:span></text:p>
          </draw:text-box>
        </draw:frame>
        <draw:frame draw:style-name="gr4" draw:text-style-name="P4" draw:layer="layout" svg:width="1.357cm" svg:height="0.806cm" svg:x="6.51cm" svg:y="3.581cm">
          <draw:text-box>
            <text:p text:style-name="P3"><text:span text:style-name="T2">g(</text:span><text:span text:style-name="T2">x)</text:span></text:p>
          </draw:text-box>
        </draw:frame>
        <draw:frame draw:style-name="gr5" draw:text-style-name="P4" draw:layer="layout" svg:width="2.014cm" svg:height="0.816cm" svg:x="6.511cm" svg:y="1.581cm">
          <draw:text-box>
            <text:p text:style-name="P3"><text:span text:style-name="T2">C</text:span><text:span text:style-name="T2">g(</text:span><text:span text:style-name="T2">x)</text:span></text:p>
          </draw:text-box>
        </draw:frame>
        <draw:line draw:style-name="gr6" draw:text-style-name="P1" draw:layer="layout" svg:x1="4.397cm" svg:y1="6.86cm" svg:x2="4.397cm" svg:y2="7.063cm">
          <text:p/>
        </draw:line>
        <draw:frame draw:style-name="gr4" draw:text-style-name="P4" draw:layer="layout" svg:width="0.752cm" svg:height="0.806cm" svg:x="4.029cm" svg:y="7.135cm">
          <draw:text-box>
            <text:p text:style-name="P3"><text:span text:style-name="T2">k</text:span></text:p>
          </draw:text-box>
        </draw:frame>
        <draw:line draw:style-name="gr1" draw:text-style-name="P1" draw:layer="layout" svg:x1="4.762cm" svg:y1="19.013cm" svg:x2="12.112cm" svg:y2="19.013cm">
          <text:p/>
        </draw:line>
        <draw:line draw:style-name="gr1" draw:text-style-name="P1" draw:layer="layout" svg:x1="4.762cm" svg:y1="19.013cm" svg:x2="4.762cm" svg:y2="9.776cm">
          <text:p/>
        </draw:line>
        <draw:line draw:style-name="gr6" draw:text-style-name="P1" draw:layer="layout" svg:x1="7.437cm" svg:y1="19.046cm" svg:x2="7.437cm" svg:y2="19.415cm">
          <text:p/>
        </draw:line>
        <draw:line draw:style-name="gr6" draw:text-style-name="P1" draw:layer="layout" svg:x1="10.437cm" svg:y1="19.047cm" svg:x2="10.437cm" svg:y2="19.416cm">
          <text:p/>
        </draw:line>
        <draw:line draw:style-name="gr6" draw:text-style-name="P1" draw:layer="layout" svg:x1="4.404cm" svg:y1="17.231cm" svg:x2="4.773cm" svg:y2="17.231cm">
          <text:p/>
        </draw:line>
        <draw:line draw:style-name="gr6" draw:text-style-name="P1" draw:layer="layout" svg:x1="4.405cm" svg:y1="15.231cm" svg:x2="4.774cm" svg:y2="15.231cm">
          <text:p/>
        </draw:line>
        <draw:line draw:style-name="gr6" draw:text-style-name="P1" draw:layer="layout" svg:x1="4.406cm" svg:y1="13.231cm" svg:x2="4.775cm" svg:y2="13.231cm">
          <text:p/>
        </draw:line>
        <draw:line draw:style-name="gr6" draw:text-style-name="P1" draw:layer="layout" svg:x1="4.407cm" svg:y1="11.231cm" svg:x2="4.776cm" svg:y2="11.231cm">
          <text:p/>
        </draw:line>
        <draw:path draw:style-name="gr3" draw:text-style-name="P1" draw:layer="layout" svg:width="7.483cm" svg:height="3.441cm" draw:transform="skewX (-0.166853476490658) rotate (0.702145958077319) translate (2.09334142570397cm 14.9775462410735cm)" svg:viewBox="0 0 7484 3442" svg:d="M0 3442c2993 1 7484-3442 7484-3442">
          <text:p/>
        </draw:path>
        <draw:path draw:style-name="gr2" draw:text-style-name="P1" draw:layer="layout" svg:width="7.996cm" svg:height="6.11cm" draw:transform="skewX (-0.165457213089062) rotate (0.562519617917772) translate (0.636584499978399cm 14.3717278220584cm)" svg:viewBox="0 0 7997 6111" svg:d="M0 6111c1785 0 7997-6111 7997-6111">
          <text:p/>
        </draw:path>
        <draw:path draw:style-name="gr2" draw:text-style-name="P1" draw:layer="layout" svg:width="7.07cm" svg:height="7.762cm" draw:transform="skewX (0.00471238898038472) rotate (0.167377075266256) translate (3.50172054419187cm 11.3220211315967cm)" svg:viewBox="0 0 7071 7763" svg:d="M0 7763c3661 1 7071-7763 7071-7763">
          <text:p/>
        </draw:path>
        <draw:frame draw:style-name="gr4" draw:text-style-name="P6" draw:layer="layout" svg:width="2.5cm" svg:height="0.725cm" svg:x="7.51cm" svg:y="9.481cm">
          <draw:text-box>
            <text:p text:style-name="P5"><text:span text:style-name="T3">x</text:span><text:span text:style-name="T4">2</text:span><text:span text:style-name="T3"> </text:span><text:span text:style-name="T3">+ </text:span><text:span text:style-name="T3">2x </text:span><text:span text:style-name="T3">+ </text:span><text:span text:style-name="T3">1</text:span></text:p>
          </draw:text-box>
        </draw:frame>
        <draw:frame draw:style-name="gr7" draw:text-style-name="P7" draw:layer="layout" svg:width="1.264cm" svg:height="0.725cm" svg:x="6.586cm" svg:y="9.481cm">
          <draw:text-box>
            <text:p text:style-name="P3"><text:span text:style-name="T5">4x</text:span><text:span text:style-name="T6">2</text:span></text:p>
          </draw:text-box>
        </draw:frame>
        <draw:frame draw:style-name="gr7" draw:text-style-name="P7" draw:layer="layout" svg:width="1.264cm" svg:height="0.725cm" svg:x="10.186cm" svg:y="9.482cm">
          <draw:text-box>
            <text:p text:style-name="P3"><text:span text:style-name="T5">x</text:span><text:span text:style-name="T6">2</text:span></text:p>
          </draw:text-box>
        </draw:frame>
        <draw:frame draw:style-name="gr4" draw:text-style-name="P4" draw:layer="layout" svg:width="0.777cm" svg:height="0.806cm" svg:x="3.729cm" svg:y="10.835cm">
          <draw:text-box>
            <text:p text:style-name="P3"><text:span text:style-name="T2">4</text:span></text:p>
          </draw:text-box>
        </draw:frame>
        <draw:frame draw:style-name="gr4" draw:text-style-name="P4" draw:layer="layout" svg:width="0.777cm" svg:height="0.806cm" svg:x="3.73cm" svg:y="12.835cm">
          <draw:text-box>
            <text:p text:style-name="P3"><text:span text:style-name="T2">3</text:span></text:p>
          </draw:text-box>
        </draw:frame>
        <draw:frame draw:style-name="gr4" draw:text-style-name="P4" draw:layer="layout" svg:width="0.777cm" svg:height="0.806cm" svg:x="3.731cm" svg:y="14.835cm">
          <draw:text-box>
            <text:p text:style-name="P3"><text:span text:style-name="T2">2</text:span></text:p>
          </draw:text-box>
        </draw:frame>
        <draw:frame draw:style-name="gr4" draw:text-style-name="P4" draw:layer="layout" svg:width="0.777cm" svg:height="0.806cm" svg:x="3.732cm" svg:y="16.835cm">
          <draw:text-box>
            <text:p text:style-name="P3"><text:span text:style-name="T2">1</text:span></text:p>
          </draw:text-box>
        </draw:frame>
        <draw:frame draw:style-name="gr4" draw:text-style-name="P4" draw:layer="layout" svg:width="0.777cm" svg:height="0.806cm" svg:x="7.033cm" svg:y="19.435cm">
          <draw:text-box>
            <text:p text:style-name="P3"><text:span text:style-name="T2">1</text:span></text:p>
          </draw:text-box>
        </draw:frame>
        <draw:frame draw:style-name="gr4" draw:text-style-name="P4" draw:layer="layout" svg:width="0.777cm" svg:height="0.806cm" svg:x="10.034cm" svg:y="19.435cm">
          <draw:text-box>
            <text:p text:style-name="P3"><text:span text:style-name="T2">2</text:span></text:p>
          </draw:text-box>
        </draw:frame>
        <draw:frame draw:style-name="gr8" draw:text-style-name="P9" draw:layer="layout" svg:width="5.32cm" svg:height="0.878cm" svg:x="5.61cm" svg:y="20.482cm">
          <draw:text-box>
            <text:p text:style-name="P8"><text:span text:style-name="T7">x</text:span><text:span text:style-name="T8">2</text:span><text:span text:style-name="T7"> </text:span><text:span text:style-name="T7">+ </text:span><text:span text:style-name="T7">2</text:span><text:span text:style-name="T7">x </text:span><text:span text:style-name="T7">+ </text:span><text:span text:style-name="T7">1 <text:s/></text:span><text:span text:style-name="T7">is </text:span><text:span text:style-name="T7">O</text:span><text:span text:style-name="T7">(x</text:span><text:span text:style-name="T8">2</text:span><text:span text:style-name="T7">)</text:span></text:p>
          </draw:text-box>
        </draw:frame>
      </draw:page>
      <draw:page draw:name="page2" draw:style-name="dp1" draw:master-page-name="Default">
        <draw:line draw:style-name="gr1" draw:text-style-name="P1" draw:layer="layout" svg:x1="4.763cm" svg:y1="24.014cm" svg:x2="15.605cm" svg:y2="24.014cm">
          <text:p/>
        </draw:line>
        <draw:line draw:style-name="gr1" draw:text-style-name="P10" draw:layer="layout" svg:x1="4.763cm" svg:y1="24.014cm" svg:x2="4.763cm" svg:y2="8.302cm">
          <text:p/>
        </draw:line>
        <draw:g>
          <draw:line draw:style-name="gr6" draw:text-style-name="P1" draw:layer="layout" svg:x1="4.405cm" svg:y1="22.006cm" svg:x2="4.774cm" svg:y2="22.006cm">
            <text:p/>
          </draw:line>
          <draw:line draw:style-name="gr6" draw:text-style-name="P1" draw:layer="layout" svg:x1="4.406cm" svg:y1="20.857cm" svg:x2="4.775cm" svg:y2="20.857cm">
            <text:p/>
          </draw:line>
          <draw:line draw:style-name="gr6" draw:text-style-name="P1" draw:layer="layout" svg:x1="4.407cm" svg:y1="19.708cm" svg:x2="4.776cm" svg:y2="19.708cm">
            <text:p/>
          </draw:line>
          <draw:line draw:style-name="gr6" draw:text-style-name="P1" draw:layer="layout" svg:x1="4.408cm" svg:y1="18.558cm" svg:x2="4.777cm" svg:y2="18.558cm">
            <text:p/>
          </draw:line>
          <draw:frame draw:style-name="gr9" draw:text-style-name="P4" draw:layer="layout" svg:width="1.285cm" svg:height="0.806cm" svg:x="3.464cm" svg:y="18.331cm">
            <draw:text-box>
              <text:p text:style-name="P3"><text:span text:style-name="T2">1</text:span><text:span text:style-name="T2">6</text:span></text:p>
            </draw:text-box>
          </draw:frame>
          <draw:frame draw:style-name="gr9" draw:text-style-name="P4" draw:layer="layout" svg:width="0.777cm" svg:height="0.806cm" svg:x="3.731cm" svg:y="19.48cm">
            <draw:text-box>
              <text:p text:style-name="P3"><text:span text:style-name="T2">8</text:span></text:p>
            </draw:text-box>
          </draw:frame>
          <draw:frame draw:style-name="gr9" draw:text-style-name="P4" draw:layer="layout" svg:width="0.777cm" svg:height="0.806cm" svg:x="3.732cm" svg:y="20.629cm">
            <draw:text-box>
              <text:p text:style-name="P3"><text:span text:style-name="T2">4</text:span></text:p>
            </draw:text-box>
          </draw:frame>
          <draw:frame draw:style-name="gr10" draw:text-style-name="P4" draw:layer="layout" svg:width="0.777cm" svg:height="0.806cm" svg:x="3.733cm" svg:y="21.778cm">
            <draw:text-box>
              <text:p text:style-name="P3"><text:span text:style-name="T2">2</text:span></text:p>
            </draw:text-box>
          </draw:frame>
          <draw:line draw:style-name="gr6" draw:text-style-name="P1" draw:layer="layout" svg:x1="4.419cm" svg:y1="17.409cm" svg:x2="4.788cm" svg:y2="17.409cm">
            <text:p/>
          </draw:line>
          <draw:line draw:style-name="gr6" draw:text-style-name="P1" draw:layer="layout" svg:x1="4.42cm" svg:y1="16.26cm" svg:x2="4.789cm" svg:y2="16.26cm">
            <text:p/>
          </draw:line>
          <draw:line draw:style-name="gr6" draw:text-style-name="P1" draw:layer="layout" svg:x1="4.421cm" svg:y1="15.111cm" svg:x2="4.79cm" svg:y2="15.111cm">
            <text:p/>
          </draw:line>
          <draw:line draw:style-name="gr6" draw:text-style-name="P1" draw:layer="layout" svg:x1="4.422cm" svg:y1="13.961cm" svg:x2="4.791cm" svg:y2="13.961cm">
            <text:p/>
          </draw:line>
          <draw:frame draw:style-name="gr11" draw:text-style-name="P4" draw:layer="layout" svg:width="1.616cm" svg:height="0.806cm" svg:x="3.205cm" svg:y="13.734cm">
            <draw:text-box>
              <text:p text:style-name="P3"><text:span text:style-name="T2">2</text:span><text:span text:style-name="T2">5</text:span><text:span text:style-name="T2">6</text:span></text:p>
            </draw:text-box>
          </draw:frame>
          <draw:frame draw:style-name="gr9" draw:text-style-name="P4" draw:layer="layout" svg:width="1.617cm" svg:height="0.806cm" svg:x="3.205cm" svg:y="14.883cm">
            <draw:text-box>
              <text:p text:style-name="P3"><text:span text:style-name="T2">12</text:span><text:span text:style-name="T2">8</text:span></text:p>
            </draw:text-box>
          </draw:frame>
          <draw:frame draw:style-name="gr9" draw:text-style-name="P4" draw:layer="layout" svg:width="1.301cm" svg:height="0.806cm" svg:x="3.464cm" svg:y="16.032cm">
            <draw:text-box>
              <text:p text:style-name="P3"><text:span text:style-name="T2">64</text:span></text:p>
            </draw:text-box>
          </draw:frame>
          <draw:frame draw:style-name="gr9" draw:text-style-name="P4" draw:layer="layout" svg:width="1.302cm" svg:height="0.806cm" svg:x="3.464cm" svg:y="17.182cm">
            <draw:text-box>
              <text:p text:style-name="P3"><text:span text:style-name="T2">32</text:span></text:p>
            </draw:text-box>
          </draw:frame>
          <draw:line draw:style-name="gr6" draw:text-style-name="P1" draw:layer="layout" svg:x1="4.433cm" svg:y1="12.812cm" svg:x2="4.802cm" svg:y2="12.812cm">
            <text:p/>
          </draw:line>
          <draw:line draw:style-name="gr6" draw:text-style-name="P1" draw:layer="layout" svg:x1="4.434cm" svg:y1="11.663cm" svg:x2="4.803cm" svg:y2="11.663cm">
            <text:p/>
          </draw:line>
          <draw:line draw:style-name="gr6" draw:text-style-name="P1" draw:layer="layout" svg:x1="4.435cm" svg:y1="10.514cm" svg:x2="4.804cm" svg:y2="10.514cm">
            <text:p/>
          </draw:line>
          <draw:line draw:style-name="gr6" draw:text-style-name="P1" draw:layer="layout" svg:x1="4.436cm" svg:y1="9.365cm" svg:x2="4.805cm" svg:y2="9.365cm">
            <text:p/>
          </draw:line>
          <draw:frame draw:style-name="gr12" draw:text-style-name="P4" draw:layer="layout" svg:width="1.63cm" svg:height="0.806cm" svg:x="2.905cm" svg:y="9.137cm">
            <draw:text-box>
              <text:p text:style-name="P3"><text:span text:style-name="T2">4</text:span><text:span text:style-name="T2">0</text:span><text:span text:style-name="T2">9</text:span><text:span text:style-name="T2">6</text:span></text:p>
            </draw:text-box>
          </draw:frame>
          <draw:frame draw:style-name="gr9" draw:text-style-name="P4" draw:layer="layout" svg:width="1.631cm" svg:height="0.806cm" svg:x="2.905cm" svg:y="10.286cm">
            <draw:text-box>
              <text:p text:style-name="P3"><text:span text:style-name="T2">2</text:span><text:span text:style-name="T2">0</text:span><text:span text:style-name="T2">4</text:span><text:span text:style-name="T2">8</text:span></text:p>
            </draw:text-box>
          </draw:frame>
          <draw:frame draw:style-name="gr9" draw:text-style-name="P4" draw:layer="layout" svg:width="1.632cm" svg:height="0.806cm" svg:x="2.905cm" svg:y="11.435cm">
            <draw:text-box>
              <text:p text:style-name="P3"><text:span text:style-name="T2">1</text:span><text:span text:style-name="T2">0</text:span><text:span text:style-name="T2">2</text:span><text:span text:style-name="T2">4</text:span></text:p>
            </draw:text-box>
          </draw:frame>
          <draw:frame draw:style-name="gr13" draw:text-style-name="P12" draw:layer="layout" svg:width="1.632cm" svg:height="0.806cm" svg:x="3.205cm" svg:y="12.558cm">
            <draw:text-box>
              <text:p text:style-name="P11"><text:span text:style-name="T2">5</text:span><text:span text:style-name="T2">1</text:span><text:span text:style-name="T2">2</text:span></text:p>
            </draw:text-box>
          </draw:frame>
          <draw:line draw:style-name="gr6" draw:text-style-name="P1" draw:layer="layout" svg:x1="4.419cm" svg:y1="23.053cm" svg:x2="4.788cm" svg:y2="23.053cm">
            <text:p/>
          </draw:line>
          <draw:frame draw:style-name="gr9" draw:text-style-name="P4" draw:layer="layout" svg:width="0.777cm" svg:height="0.806cm" svg:x="3.747cm" svg:y="22.826cm">
            <draw:text-box>
              <text:p text:style-name="P3"><text:span text:style-name="T2">1</text:span></text:p>
            </draw:text-box>
          </draw:frame>
        </draw:g>
        <draw:g>
          <draw:frame draw:style-name="gr14" draw:text-style-name="P4" draw:layer="layout" svg:width="0.433cm" svg:height="0.806cm" svg:x="4.435cm" svg:y="24.436cm">
            <draw:text-box>
              <text:p text:style-name="P3"><text:span text:style-name="T2">2</text:span></text:p>
            </draw:text-box>
          </draw:frame>
          <draw:line draw:style-name="gr6" draw:text-style-name="P1" draw:layer="layout" svg:x1="6.433cm" svg:y1="24.034cm" svg:x2="6.433cm" svg:y2="24.403cm">
            <text:p/>
          </draw:line>
          <draw:line draw:style-name="gr6" draw:text-style-name="P1" draw:layer="layout" svg:x1="8.107cm" svg:y1="24.035cm" svg:x2="8.107cm" svg:y2="24.404cm">
            <text:p/>
          </draw:line>
          <draw:frame draw:style-name="gr14" draw:text-style-name="P4" draw:layer="layout" svg:width="0.433cm" svg:height="0.806cm" svg:x="6.108cm" svg:y="24.423cm">
            <draw:text-box>
              <text:p text:style-name="P3"><text:span text:style-name="T2">3</text:span></text:p>
            </draw:text-box>
          </draw:frame>
          <draw:frame draw:style-name="gr14" draw:text-style-name="P4" draw:layer="layout" svg:width="0.434cm" svg:height="0.806cm" svg:x="7.782cm" svg:y="24.423cm">
            <draw:text-box>
              <text:p text:style-name="P3"><text:span text:style-name="T2">4</text:span></text:p>
            </draw:text-box>
          </draw:frame>
          <draw:line draw:style-name="gr6" draw:text-style-name="P1" draw:layer="layout" svg:x1="9.781cm" svg:y1="24.021cm" svg:x2="9.781cm" svg:y2="24.39cm">
            <text:p/>
          </draw:line>
          <draw:line draw:style-name="gr6" draw:text-style-name="P1" draw:layer="layout" svg:x1="11.454cm" svg:y1="24.022cm" svg:x2="11.454cm" svg:y2="24.391cm">
            <text:p/>
          </draw:line>
          <draw:frame draw:style-name="gr14" draw:text-style-name="P4" draw:layer="layout" svg:width="0.434cm" svg:height="0.806cm" svg:x="9.455cm" svg:y="24.41cm">
            <draw:text-box>
              <text:p text:style-name="P3"><text:span text:style-name="T2">5</text:span></text:p>
            </draw:text-box>
          </draw:frame>
          <draw:frame draw:style-name="gr14" draw:text-style-name="P4" draw:layer="layout" svg:width="0.434cm" svg:height="0.806cm" svg:x="11.129cm" svg:y="24.41cm">
            <draw:text-box>
              <text:p text:style-name="P3"><text:span text:style-name="T2">6</text:span></text:p>
            </draw:text-box>
          </draw:frame>
          <draw:line draw:style-name="gr6" draw:text-style-name="P1" draw:layer="layout" svg:x1="13.128cm" svg:y1="24.008cm" svg:x2="13.128cm" svg:y2="24.377cm">
            <text:p/>
          </draw:line>
          <draw:line draw:style-name="gr6" draw:text-style-name="P1" draw:layer="layout" svg:x1="14.793cm" svg:y1="24.009cm" svg:x2="14.793cm" svg:y2="24.378cm">
            <text:p/>
          </draw:line>
          <draw:frame draw:style-name="gr14" draw:text-style-name="P4" draw:layer="layout" svg:width="0.434cm" svg:height="0.806cm" svg:x="12.802cm" svg:y="24.397cm">
            <draw:text-box>
              <text:p text:style-name="P3"><text:span text:style-name="T2">7</text:span></text:p>
            </draw:text-box>
          </draw:frame>
          <draw:frame draw:style-name="gr14" draw:text-style-name="P4" draw:layer="layout" svg:width="0.115cm" svg:height="0.806cm" svg:x="14.677cm" svg:y="24.397cm">
            <draw:text-box>
              <text:p text:style-name="P3"><text:span text:style-name="T2">8</text:span></text:p>
            </draw:text-box>
          </draw:frame>
        </draw:g>
        <draw:line draw:style-name="gr15" draw:text-style-name="P1" draw:layer="layout" svg:x1="4.759cm" svg:y1="23.047cm" svg:x2="14.919cm" svg:y2="23.047cm">
          <text:p/>
        </draw:line>
        <draw:path draw:style-name="gr2" draw:text-style-name="P1" draw:layer="layout" svg:width="8.725cm" svg:height="5.356cm" draw:transform="rotate (0.674918821746207) translate (4.759cm 23.047cm)" svg:viewBox="0 0 8726 5357" svg:d="M0 0c2033 0 8726 5357 8726 5357">
          <text:p/>
        </draw:path>
        <draw:path draw:style-name="gr2" draw:text-style-name="P1" draw:layer="layout" svg:width="10.441cm" svg:height="0.803cm" draw:transform="rotate (0.321838714067754) translate (4.75899999995104cm 22.0059999998532cm)" svg:viewBox="0 0 10442 804" svg:d="M0 0c7028 0 10442 804 10442 804">
          <text:p/>
        </draw:path>
        <draw:path draw:style-name="gr2" draw:text-style-name="P1" draw:layer="layout" svg:width="9.003cm" svg:height="6.055cm" draw:transform="rotate (0.950855376486511) translate (4.759cm 22.006cm)" svg:viewBox="0 0 9004 6056" svg:d="M0 0c2731 0 9004 6056 9004 6056">
          <text:p/>
        </draw:path>
        <draw:path draw:style-name="gr2" draw:text-style-name="P1" draw:layer="layout" svg:width="12.569cm" svg:height="8.922cm" draw:transform="skewX (6.64295217326139E-017) rotate (0.388335758568738) translate (1.38034036978838cm 13.7354558148531cm)" svg:viewBox="0 0 12570 8923" svg:d="M0 8923c7547 0 12570-8923 12570-8923">
          <text:p/>
        </draw:path>
        <draw:path draw:style-name="gr2" draw:text-style-name="P1" draw:layer="layout" svg:width="8.398cm" svg:height="6.712cm" draw:transform="skewX (-0.0305432619099008) rotate (1.03620197690903) translate (4.75899999748802cm 20.8579999986145cm)" svg:viewBox="0 0 8399 6713" svg:d="M0 0c4986 0 8399 6713 8399 6713">
          <text:p/>
        </draw:path>
        <draw:line draw:style-name="gr2" draw:text-style-name="P1" draw:layer="layout" svg:x1="4.759cm" svg:y1="20.837cm" svg:x2="14.919cm" svg:y2="14.233cm">
          <text:p/>
        </draw:line>
        <draw:frame draw:style-name="gr4" draw:text-style-name="P13" draw:layer="layout" svg:width="1.056cm" svg:height="0.962cm" svg:x="14.987cm" svg:y="13.686cm">
          <draw:text-box>
            <text:p>2<text:span text:style-name="T9">n</text:span></text:p>
          </draw:text-box>
        </draw:frame>
        <draw:frame draw:style-name="gr4" draw:text-style-name="P13" draw:layer="layout" svg:width="1.056cm" svg:height="0.962cm" svg:x="14.987cm" svg:y="16.386cm">
          <draw:text-box>
            <text:p><text:span text:style-name="T10">n</text:span><text:span text:style-name="T9">2</text:span></text:p>
          </draw:text-box>
        </draw:frame>
        <draw:frame draw:style-name="gr4" draw:text-style-name="P13" draw:layer="layout" svg:width="2.403cm" svg:height="0.962cm" svg:x="14.987cm" svg:y="17.686cm">
          <draw:text-box>
            <text:p>n log n</text:p>
          </draw:text-box>
        </draw:frame>
        <draw:frame draw:style-name="gr4" draw:text-style-name="P13" draw:layer="layout" svg:width="0.853cm" svg:height="0.962cm" svg:x="14.987cm" svg:y="18.986cm">
          <draw:text-box>
            <text:p>n</text:p>
          </draw:text-box>
        </draw:frame>
        <draw:frame draw:style-name="gr4" draw:text-style-name="P13" draw:layer="layout" svg:width="1.874cm" svg:height="0.962cm" svg:x="14.987cm" svg:y="21.286cm">
          <draw:text-box>
            <text:p>log n</text:p>
          </draw:text-box>
        </draw:frame>
        <draw:frame draw:style-name="gr4" draw:text-style-name="P13" draw:layer="layout" svg:width="0.853cm" svg:height="0.962cm" svg:x="14.987cm" svg:y="22.586cm">
          <draw:text-box>
            <text:p>1</text:p>
          </draw:text-box>
        </draw:frame>
        <draw:frame draw:style-name="gr4" draw:text-style-name="P13" draw:layer="layout" svg:width="1.031cm" svg:height="0.962cm" svg:x="12.487cm" svg:y="7.986cm">
          <draw:text-box>
            <text:p>n!</text:p>
          </draw:text-box>
        </draw:frame>
        <draw:frame draw:style-name="gr4" draw:text-style-name="P15" draw:layer="layout" svg:width="2.677cm" svg:height="0.962cm" draw:transform="rotate (1.5707963267949) translate (1.737cm 17.497cm)">
          <draw:text-box>
            <text:p text:style-name="P14">log<text:span text:style-name="T11">2</text:span><text:span text:style-name="T10"> </text:span><text:span text:style-name="T10">f</text:span><text:span text:style-name="T10">(</text:span><text:span text:style-name="T10">n</text:span><text:span text:style-name="T10">)</text:span></text:p>
          </draw:text-box>
        </draw:frame>
        <draw:frame draw:style-name="gr4" draw:text-style-name="P15" draw:layer="layout" svg:width="0.853cm" svg:height="0.962cm" svg:x="9.758cm" svg:y="25.377cm">
          <draw:text-box>
            <text:p text:style-name="P14"><text:span text:style-name="T10">n</text:span></text:p>
          </draw:text-box>
        </draw:frame>
      </draw:page>
      <draw:page draw:name="page3" draw:style-name="dp1" draw:master-page-name="Default">
        <draw:custom-shape draw:style-name="gr16" draw:text-style-name="P1" xml:id="id1" draw:id="id1" draw:layer="layout" svg:width="3.493cm" svg:height="4.763cm" svg:x="4.222cm" svg:y="3.922cm">
          <draw:glue-point draw:id="4" svg:x="-4.998cm" svg:y="-2.332cm"/>
          <draw:glue-point draw:id="5" svg:x="-4.998cm" svg:y="2.334cm"/>
          <text:p text:style-name="P16">Program<text:line-break/><text:line-break/>H(P,I)</text:p>
          <draw:enhanced-geometry svg:viewBox="0 0 21600 21600" draw:type="rectangle" draw:enhanced-path="M 0 0 L 21600 0 21600 21600 0 21600 0 0 Z N"/>
        </draw:custom-shape>
        <draw:custom-shape draw:style-name="gr17" draw:text-style-name="P1" xml:id="id2" draw:id="id2" draw:layer="layout" svg:width="3.493cm" svg:height="4.763cm" svg:x="12.222cm" svg:y="3.922cm">
          <draw:glue-point draw:id="4" svg:x="5.075cm" svg:y="-2.998cm"/>
          <draw:glue-point draw:id="5" svg:x="5.075cm" svg:y="2.334cm"/>
          <text:p text:style-name="P16">Program<text:line-break/><text:line-break/>K(P)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7.715cm" svg:y1="6.303cm" svg:x2="12.222cm" svg:y2="6.303cm" draw:start-shape="id1" draw:start-glue-point="1" draw:end-shape="id2" draw:end-glue-point="3" svg:d="M7715 6303h4507" svg:viewBox="0 0 4508 1">
          <text:p text:style-name="P16">Output<text:line-break/><text:line-break/>H(P,P)</text:p>
        </draw:connector>
        <draw:line draw:style-name="gr19" draw:text-style-name="P1" draw:layer="layout" svg:x1="15.691cm" svg:y1="4.875cm" svg:x2="20.454cm" svg:y2="4.875cm">
          <text:p text:style-name="P16"/>
        </draw:line>
        <draw:line draw:style-name="gr20" draw:text-style-name="P1" draw:layer="layout" svg:x1="15.678cm" svg:y1="7.775cm" svg:x2="20.441cm" svg:y2="7.775cm">
          <text:p/>
        </draw:line>
        <draw:line draw:style-name="gr19" draw:text-style-name="P1" draw:layer="layout" svg:x1="-0.522cm" svg:y1="4.875cm" svg:x2="4.241cm" svg:y2="4.875cm">
          <text:p text:style-name="P16">P as Program</text:p>
          <text:p text:style-name="P16"/>
          <text:p text:style-name="P16"/>
        </draw:line>
        <draw:line draw:style-name="gr19" draw:text-style-name="P1" draw:layer="layout" svg:x1="-0.535cm" svg:y1="7.775cm" svg:x2="4.228cm" svg:y2="7.775cm">
          <text:p text:style-name="P16"/>
          <text:p text:style-name="P16"/>
          <text:p text:style-name="P16">P as Input</text:p>
        </draw:line>
        <draw:frame draw:style-name="gr21" draw:text-style-name="P17" draw:layer="layout" svg:width="5.349cm" svg:height="1.674cm" svg:x="16.082cm" svg:y="2.977cm">
          <draw:text-box>
            <text:p>If H(P,P) = “halts”<text:line-break/>then loop forever</text:p>
          </draw:text-box>
        </draw:frame>
        <draw:frame draw:style-name="gr22" draw:text-style-name="P17" draw:layer="layout" svg:width="7.777cm" svg:height="2.384cm" svg:x="16.083cm" svg:y="7.977cm">
          <draw:text-box>
            <text:p>If H(P,P) = “loops forever”<text:line-break/>then halt</text:p>
          </draw:text-box>
        </draw:frame>
        <draw:line draw:style-name="gr6" draw:text-style-name="P1" draw:layer="layout" svg:x1="-0.524cm" svg:y1="4.875cm" svg:x2="-0.524cm" svg:y2="7.771cm">
          <text:p/>
        </draw:line>
        <draw:line draw:style-name="gr19" draw:text-style-name="P1" draw:layer="layout" svg:x1="-5.335cm" svg:y1="6.323cm" svg:x2="-0.572cm" svg:y2="6.323cm">
          <text:p text:style-name="P16">Input<text:line-break/></text:p>
          <text:p text:style-name="P16">Program P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1T08:30:09.437883212</meta:creation-date>
    <dc:date>2022-04-01T09:19:30.185340436</dc:date>
    <meta:editing-duration>PT5M27S</meta:editing-duration>
    <meta:editing-cycles>1</meta:editing-cycles>
    <meta:document-statistic meta:object-count="101"/>
    <meta:generator>LibreOffice/7.2.5.2$Linux_X86_64 LibreOffice_project/20$Build-2</meta:generator>
  </office:meta>
</office:document-meta>
</file>